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2.6209in"/>
    </style:style>
    <style:style style:name="co11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3" style:family="table-cell" style:parent-style-name="transparent_5f_crypto">
      <style:table-cell-properties fo:background-color="transparent"/>
    </style:style>
    <style:style style:name="ce160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63" style:family="table-cell" style:parent-style-name="Default">
      <style:table-cell-properties fo:background-color="#ffffff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0" table:default-cell-style-name="header_5f_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title_5f_default" office:value-type="string">
            <text:p>General</text:p>
          </table:table-cell>
          <table:table-cell/>
          <table:table-cell/>
        </table:table-row>
        <table:table-row table:style-name="ro2">
          <table:table-cell office:value-type="string">
            <text:p>Accounting Method</text:p>
          </table:table-cell>
          <table:table-cell office:value-type="string" table:style-name="transparent_default">
            <text:p>FIFO</text:p>
          </table:table-cell>
          <table:table-cell/>
        </table:table-row>
        <table:table-row table:style-name="ro2">
          <table:table-cell office:value-type="string">
            <text:p>From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office:value-type="string">
            <text:p>To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>
            <text:p>&lt;Crypto&gt; In-Out</text:p>
          </table:table-cell>
          <table:table-cell table:style-name="transparent_5f_default" office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>
            <text:p>&lt;Crypto&gt; Tax</text:p>
          </table:table-cell>
          <table:table-cell office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>
            <text:p>In-Flow Detail</text:p>
          </table:table-cell>
          <table:table-cell table:style-name="transparent_5f_default" office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>
            <text:p>Out-Flow Detail</text:p>
          </table:table-cell>
          <table:table-cell office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>
            <text:p>Intra-Flow Detail</text:p>
          </table:table-cell>
          <table:table-cell office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>
            <text:p>Gain / Loss Summary</text:p>
          </table:table-cell>
          <table:table-cell office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>
            <text:p>Account Balances</text:p>
          </table:table-cell>
          <table:table-cell office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>
            <text:p>Average Price</text:p>
          </table:table-cell>
          <table:table-cell office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>
            <text:p>Gain / Loss Detail</text:p>
          </table:table-cell>
          <table:table-cell office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>
            <text:p>Sent/Sold</text:p>
          </table:table-cell>
          <table:table-cell office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BUY, GIFT, INTEREST, STAKING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In</text:p>
          </table:table-cell>
          <table:table-cell office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>
            <text:p>Crypto In Running Sum</text:p>
          </table:table-cell>
          <table:table-cell office:value-type="string">
            <text:p>Running sum of crypto received</text:p>
          </table:table-cell>
          <table:table-cell/>
        </table:table-row>
        <table:table-row table:style-name="ro2">
          <table:table-cell office:value-type="string">
            <text:p>USD Fee</text:p>
          </table:table-cell>
          <table:table-cell office:value-type="string">
            <text:p>USD value of the fees</text:p>
          </table:table-cell>
          <table:table-cell/>
        </table:table-row>
        <table:table-row table:style-name="ro2">
          <table:table-cell office:value-type="string">
            <text:p>USD In No Fee</text:p>
          </table:table-cell>
          <table:table-cell office:value-type="string">
            <text:p>USD value of the transaction without fees</text:p>
          </table:table-cell>
          <table:table-cell/>
        </table:table-row>
        <table:table-row table:style-name="ro2">
          <table:table-cell office:value-type="string">
            <text:p>USD In With Fee</text:p>
          </table:table-cell>
          <table:table-cell office:value-type="string">
            <text:p>USD value of the transaction with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DONATE, GIFT, SELL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Ou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Out Running Sum</text:p>
          </table:table-cell>
          <table:table-cell office:value-type="string">
            <text:p>Running sum of crypto sent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USD Out</text:p>
          </table:table-cell>
          <table:table-cell office:value-type="string">
            <text:p>USD value of the transaction without fees</text:p>
          </table:table-cell>
          <table:table-cell/>
        </table:table-row>
        <table:table-row table:style-name="ro2">
          <table:table-cell office:value-type="string">
            <text:p>USD Fee</text:p>
          </table:table-cell>
          <table:table-cell office:value-type="string">
            <text:p>USD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ce160" office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From Exchange</text:p>
          </table:table-cell>
          <table:table-cell office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From Holder</text:p>
          </table:table-cell>
          <table:table-cell office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>
            <text:p>To Exchange</text:p>
          </table:table-cell>
          <table:table-cell office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To Holder</text:p>
          </table:table-cell>
          <table:table-cell office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Sen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Received</text:p>
          </table:table-cell>
          <table:table-cell office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USD Fee</text:p>
          </table:table-cell>
          <table:table-cell office:value-type="string">
            <text:p>USD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f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>
            <text:p>Year</text:p>
          </table:table-cell>
          <table:table-cell office:value-type="string">
            <text:p>Summary yea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>
            <text:p>Crypto Taxable Total</text:p>
          </table:table-cell>
          <table:table-cell office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>
            <text:p>USD Taxable Total</text:p>
          </table:table-cell>
          <table:table-cell office:value-type="string">
            <text:p>Sum of all taxable events in USD for transactions of the given capital gains type</text:p>
          </table:table-cell>
          <table:table-cell/>
        </table:table-row>
        <table:table-row table:style-name="ro2">
          <table:table-cell office:value-type="string">
            <text:p>USD Total Cost Basis</text:p>
          </table:table-cell>
          <table:table-cell office:value-type="string">
            <text:p>Sum of all cost bases in USD for transactions of the given capital gains type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ccount Balances</text:p>
          </table:table-cell>
          <table:table-cell/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Acquired Balance</text:p>
          </table:table-cell>
          <table:table-cell office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>
            <text:p>Sent Balance</text:p>
          </table:table-cell>
          <table:table-cell office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>
            <text:p>Received Balance</text:p>
          </table:table-cell>
          <table:table-cell office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>
            <text:p>Final Balance</text:p>
          </table:table-cell>
          <table:table-cell office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>
            <text:p>Average Price Paid Per 1 crypto</text:p>
          </table:table-cell>
          <table:table-cell office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>
            <text:p>Crypto Amount</text:p>
          </table:table-cell>
          <table:table-cell office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rypto Amt Running Sum</text:p>
          </table:table-cell>
          <table:table-cell office:value-type="string">
            <text:p>Running sum of crypto amount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axable Event Timestamp</text:p>
          </table:table-cell>
          <table:table-cell office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>
            <text:p>Taxable Event Direction/Type</text:p>
          </table:table-cell>
          <table:table-cell office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>
            <text:p>Taxable Event Fraction %</text:p>
          </table:table-cell>
          <table:table-cell office:value-type="string">
            <text:p>Percentage of the taxable event</text:p>
          </table:table-cell>
          <table:table-cell/>
        </table:table-row>
        <table:table-row table:style-name="ro2">
          <table:table-cell office:value-type="string">
            <text:p>Taxable Event USD Amount Fraction</text:p>
          </table:table-cell>
          <table:table-cell office:value-type="string">
            <text:p>USD amount of this taxable event fraction</text:p>
          </table:table-cell>
          <table:table-cell/>
        </table:table-row>
        <table:table-row table:style-name="ro2">
          <table:table-cell office:value-type="string">
            <text:p>Taxable Event Spot Price</text:p>
          </table:table-cell>
          <table:table-cell office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>
            <text:p>Taxable Event Fraction Description</text:p>
          </table:table-cell>
          <table:table-cell office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>
            <text:p>Acquired Lot Timestamp</text:p>
          </table:table-cell>
          <table:table-cell office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>
            <text:p>Acquired Lot Fraction %</text:p>
          </table:table-cell>
          <table:table-cell office:value-type="string">
            <text:p>Percentage of the in-transaction</text:p>
          </table:table-cell>
          <table:table-cell/>
        </table:table-row>
        <table:table-row table:style-name="ro2">
          <table:table-cell office:value-type="string">
            <text:p>Acquired Lot USD Amount Fraction</text:p>
          </table:table-cell>
          <table:table-cell office:value-type="string">
            <text:p>USD amount of this in-transaction fraction</text:p>
          </table:table-cell>
          <table:table-cell/>
        </table:table-row>
        <table:table-row table:style-name="ro2">
          <table:table-cell office:value-type="string">
            <text:p>Acquired Lot USD Fee Fraction</text:p>
          </table:table-cell>
          <table:table-cell office:value-type="string">
            <text:p>USD fee of this in-transaction fraction</text:p>
          </table:table-cell>
          <table:table-cell/>
        </table:table-row>
        <table:table-row table:style-name="ro2">
          <table:table-cell office:value-type="string">
            <text:p>Acquired Lot USD Cost Basis</text:p>
          </table:table-cell>
          <table:table-cell office:value-type="string">
            <text:p>USD cost basis of this in-transaction fraction</text:p>
          </table:table-cell>
          <table:table-cell/>
        </table:table-row>
        <table:table-row table:style-name="ro2">
          <table:table-cell office:value-type="string">
            <text:p>Acquired Lot Spot Price</text:p>
          </table:table-cell>
          <table:table-cell office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>
            <text:p>Acquired Lot Fraction Description</text:p>
          </table:table-cell>
          <table:table-cell office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3" table:default-cell-style-name="header_5f_default"/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5" table:default-cell-style-name="header_5f_default"/>
        <table:table-column table:style-name="co17" table:default-cell-style-name="header_5f_default"/>
        <table:table-column table:style-name="co18" table:default-cell-style-name="header_5f_default"/>
        <table:table-column table:style-name="co16" table:default-cell-style-name="header_5f_default"/>
        <table:table-column table:style-name="co9" table:default-cell-style-name="Default"/>
        <table:table-row table:style-name="ro1">
          <table:table-cell table:style-name="title_default" office:value-type="string">
            <text:p>Yearly Gain / Loss Summary</text:p>
          </table:table-cell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/>
        </table:table-row>
        <table:table-row table:style-name="ro2"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</table:table-row>
        <table:table-row table:style-name="ro2"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</table:table-row>
        <table:table-row>
          <table:table-cell table:formula="=HYPERLINK(&quot;#B1 Tax.a23:z23&quot;; 2017)" table:style-name="transparent_default"/>
          <table:table-cell table:formula="=HYPERLINK(&quot;#B1 Tax.a23:z23&quot;; &quot;B1&quot;)" table:style-name="transparent_default"/>
          <table:table-cell table:formula="=HYPERLINK(&quot;#B1 Tax.a23:z23&quot;; -10.00000000000000)" table:style-name="transparent_fiat"/>
          <table:table-cell table:formula="=HYPERLINK(&quot;#B1 Tax.a23:z23&quot;; &quot;SHORT&quot;)" table:style-name="transparent_default"/>
          <table:table-cell table:formula="=HYPERLINK(&quot;#B1 Tax.a23:z23&quot;; &quot;SELL&quot;)" table:style-name="transparent_default"/>
          <table:table-cell table:formula="=HYPERLINK(&quot;#B1 Tax.a23:z23&quot;; 1000.00000000000)" table:style-name="transparent_crypto"/>
          <table:table-cell table:formula="=HYPERLINK(&quot;#B1 Tax.a23:z23&quot;; 990.00000000000000)" table:style-name="transparent_fiat"/>
          <table:table-cell table:formula="=HYPERLINK(&quot;#B1 Tax.a23:z23&quot;; 1000.0000000000000)" table:style-name="transparent_fiat"/>
          <table:table-cell/>
        </table:table-row>
        <table:table-row>
          <table:table-cell table:formula="=HYPERLINK(&quot;#B2 Tax.a23:z23&quot;; 2021)" table:style-name="transparent_default"/>
          <table:table-cell table:formula="=HYPERLINK(&quot;#B2 Tax.a23:z23&quot;; &quot;B2&quot;)" table:style-name="transparent_default"/>
          <table:table-cell table:formula="=HYPERLINK(&quot;#B2 Tax.a23:z23&quot;; 2074.06221992000000000)" table:style-name="transparent_fiat"/>
          <table:table-cell table:formula="=HYPERLINK(&quot;#B2 Tax.a23:z23&quot;; &quot;SHORT&quot;)" table:style-name="transparent_default"/>
          <table:table-cell table:formula="=HYPERLINK(&quot;#B2 Tax.a23:z23&quot;; &quot;SELL&quot;)" table:style-name="transparent_default"/>
          <table:table-cell table:formula="=HYPERLINK(&quot;#B2 Tax.a23:z23&quot;; 390.24974092000)" table:style-name="transparent_crypto"/>
          <table:table-cell table:formula="=HYPERLINK(&quot;#B2 Tax.a23:z23&quot;; 6226.05911096000000000)" table:style-name="transparent_fiat"/>
          <table:table-cell table:formula="=HYPERLINK(&quot;#B2 Tax.a23:z23&quot;; 4151.996891040000000)" table:style-name="transparent_fiat"/>
          <table:table-cell/>
        </table:table-row>
      </table:table>
      <table:named-expressions/>
      <text:variable-decls/>
      <text:user-field-decls/>
      <table:table table:name="B1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acquired_lot_percent"/>
          <table:table-cell office:value-type="string" table:style-name="transparent_default">
            <text:p>2017-10-15 11:21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.0" office:value-type="float" table:style-name="transparent_fiat"/>
          <table:table-cell office:value="2000.0" office:value-type="float" table:style-name="transparent_crypto"/>
          <table:table-cell office:value="2000.0" office:value-type="float" table:style-name="transparent_crypto"/>
          <table:table-cell office:value="0.0" office:value-type="float" table:style-name="transparent_fiat"/>
          <table:table-cell office:value="2000.0" office:value-type="float" table:style-name="transparent_fiat"/>
          <table:table-cell office:value="20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7-10-16 02:55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.0" office:value-type="float" table:style-name="transparent_fiat"/>
          <table:table-cell office:value="1000.0" office:value-type="float" table:style-name="transparent_crypto"/>
          <table:table-cell office:value="3000.0" office:value-type="float" table:style-name="transparent_crypto"/>
          <table:table-cell office:value="0.0" office:value-type="float" table:style-name="transparent_fiat"/>
          <table:table-cell office:value="1000.0" office:value-type="float" table:style-name="transparent_fiat"/>
          <table:table-cell office:value="10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7-10-15 11:24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.0" office:value-type="float" table:style-name="taxable_event_fiat"/>
          <table:table-cell office:value="990.0" office:value-type="float" table:style-name="taxable_event_crypto"/>
          <table:table-cell office:value="10.0" office:value-type="float" table:style-name="taxable_event_crypto"/>
          <table:table-cell office:value="990.0" office:value-type="float" table:style-name="taxable_event_crypto"/>
          <table:table-cell office:value="10.0" office:value-type="float" table:style-name="taxable_event_crypto"/>
          <table:table-cell office:value="990.0" office:value-type="float" table:style-name="highlighted_fiat"/>
          <table:table-cell office:value="1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1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1</text:p>
          </table:table-cell>
          <table:table-cell office:value="-1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1000.0" office:value-type="float" table:style-name="transparent_crypto"/>
          <table:table-cell office:value="990.0" office:value-type="float" table:style-name="taxable_event_fiat"/>
          <table:table-cell office:value="100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3000.0" office:value-type="float" table:style-name="transparent_crypto"/>
          <table:table-cell office:value="1000.0" office:value-type="float" table:style-name="transparent_crypto"/>
          <table:table-cell office:value="0.0" office:value-type="float" table:style-name="transparent_crypto"/>
          <table:table-cell office:value="200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2000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00.0" office:value-type="float" table:style-name="transparent_crypto"/>
          <table:table-cell office:value-type="string" table:style-name="transparent_default">
            <text:p>B1</text:p>
          </table:table-cell>
          <table:table-cell office:value="1000.0" office:value-type="float" table:style-name="transparent_crypto"/>
          <table:table-cell office:value="-1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1:z11&quot;; &quot;2017-10-15 11:24:00+00:00&quot;)" table:style-name="taxable_event_default"/>
          <table:table-cell table:formula="=HYPERLINK(&quot;#B1 In-Out.a11:z11&quot;; &quot;OUT / SELL&quot;)" table:style-name="taxable_event_default"/>
          <table:table-cell table:formula="=HYPERLINK(&quot;#B1 In-Out.a11:z11&quot;; 1)" table:style-name="taxable_event_percent"/>
          <table:table-cell table:formula="=HYPERLINK(&quot;#B1 In-Out.a11:z11&quot;; 990.00000000000000)" table:style-name="highlighted_fiat"/>
          <table:table-cell table:formula="=HYPERLINK(&quot;#B1 In-Out.a11:z11&quot;; 1.00000000000)" table:style-name="taxable_event_fiat"/>
          <table:table-cell table:formula="=HYPERLINK(&quot;#B1 In-Out.a11:z11&quot;; &quot;&quot;)" table:style-name="taxable_event_fiat"/>
          <table:table-cell table:formula="=HYPERLINK(&quot;#B1 In-Out.a11:z11&quot;; &quot;1/1: 1000.00000000 of 1000.00000000 B1&quot;)" table:style-name="taxable_event_note_default"/>
          <table:table-cell table:formula="=HYPERLINK(&quot;#B1 In-Out.a4:z4&quot;; &quot;2017-10-15 11:21:00+00:00&quot;)" table:style-name="acquired_lot_default"/>
          <table:table-cell table:formula="=HYPERLINK(&quot;#B1 In-Out.a4:z4&quot;; 0.5)" table:style-name="acquired_lot_percent"/>
          <table:table-cell table:formula="=HYPERLINK(&quot;#B1 In-Out.a4:z4&quot;; 1000.0000000000000)" table:style-name="acquired_lot_fiat"/>
          <table:table-cell table:formula="=HYPERLINK(&quot;#B1 In-Out.a4:z4&quot;; 0.0)" table:style-name="acquired_lot_fiat"/>
          <table:table-cell table:formula="=HYPERLINK(&quot;#B1 In-Out.a4:z4&quot;; 1000.0000000000000)" table:style-name="highlighted_fiat"/>
          <table:table-cell table:formula="=HYPERLINK(&quot;#B1 In-Out.a4:z4&quot;; 1.00000000000)" table:style-name="acquired_lot_fiat"/>
          <table:table-cell table:formula="=HYPERLINK(&quot;#B1 In-Out.a4:z4&quot;; &quot;&quot;)" table:style-name="acquired_lot_fiat"/>
          <table:table-cell table:formula="=HYPERLINK(&quot;#B1 In-Out.a4:z4&quot;; &quot;1/1: 1000.00000000 of 2000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1-01-01 00:00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3.0" office:value-type="float" table:style-name="transparent_fiat"/>
          <table:table-cell office:value="59.0" office:value-type="float" table:style-name="transparent_crypto"/>
          <table:table-cell office:value="59.0" office:value-type="float" table:style-name="transparent_crypto"/>
          <table:table-cell office:value="0.0" office:value-type="float" table:style-name="transparent_fiat"/>
          <table:table-cell office:value="177.0" office:value-type="float" table:style-name="transparent_fiat"/>
          <table:table-cell office:value="177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6815838290534979" office:value-type="float" table:style-name="acquired_lot_percent"/>
          <table:table-cell office:value-type="string" table:style-name="transparent_default">
            <text:p>2021-01-02 00:00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2.0" office:value-type="float" table:style-name="transparent_fiat"/>
          <table:table-cell office:value="486.0" office:value-type="float" table:style-name="transparent_crypto"/>
          <table:table-cell office:value="545.0" office:value-type="float" table:style-name="transparent_crypto"/>
          <table:table-cell office:value="0.0" office:value-type="float" table:style-name="transparent_fiat"/>
          <table:table-cell office:value="5832.0" office:value-type="float" table:style-name="transparent_fiat"/>
          <table:table-cell office:value="5832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1-01-04 00:00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3.0" office:value-type="float" table:style-name="transparent_fiat"/>
          <table:table-cell office:value="1.0" office:value-type="float" table:style-name="transparent_crypto"/>
          <table:table-cell office:value="546.0" office:value-type="float" table:style-name="transparent_crypto"/>
          <table:table-cell office:value="0.0" office:value-type="float" table:style-name="transparent_fiat"/>
          <table:table-cell office:value="13.0" office:value-type="float" table:style-name="transparent_fiat"/>
          <table:table-cell office:value="13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1-01-05 00:00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2.0" office:value-type="float" table:style-name="transparent_fiat"/>
          <table:table-cell office:value="9.0" office:value-type="float" table:style-name="transparent_crypto"/>
          <table:table-cell office:value="555.0" office:value-type="float" table:style-name="transparent_crypto"/>
          <table:table-cell office:value="0.0" office:value-type="float" table:style-name="transparent_fiat"/>
          <table:table-cell office:value="18.0" office:value-type="float" table:style-name="transparent_fiat"/>
          <table:table-cell office:value="18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1-01-06 00:00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.0" office:value-type="float" table:style-name="transparent_fiat"/>
          <table:table-cell office:value="85.0" office:value-type="float" table:style-name="transparent_crypto"/>
          <table:table-cell office:value="640.0" office:value-type="float" table:style-name="transparent_crypto"/>
          <table:table-cell office:value="0.0" office:value-type="float" table:style-name="transparent_fiat"/>
          <table:table-cell office:value="85.0" office:value-type="float" table:style-name="transparent_fiat"/>
          <table:table-cell office:value="85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1-01-07 00:00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20.0" office:value-type="float" table:style-name="transparent_fiat"/>
          <table:table-cell office:value="31.0" office:value-type="float" table:style-name="transparent_crypto"/>
          <table:table-cell office:value="671.0" office:value-type="float" table:style-name="transparent_crypto"/>
          <table:table-cell office:value="0.0" office:value-type="float" table:style-name="transparent_fiat"/>
          <table:table-cell office:value="620.0" office:value-type="float" table:style-name="transparent_fiat"/>
          <table:table-cell office:value="62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1-01-08 00:00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28.0" office:value-type="float" table:style-name="transparent_fiat"/>
          <table:table-cell office:value="72.0" office:value-type="float" table:style-name="transparent_crypto"/>
          <table:table-cell office:value="743.0" office:value-type="float" table:style-name="transparent_crypto"/>
          <table:table-cell office:value="0.0" office:value-type="float" table:style-name="transparent_fiat"/>
          <table:table-cell office:value="2016.0" office:value-type="float" table:style-name="transparent_fiat"/>
          <table:table-cell office:value="2016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1-01-10 00:00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26.0" office:value-type="float" table:style-name="transparent_fiat"/>
          <table:table-cell office:value="18.0" office:value-type="float" table:style-name="transparent_crypto"/>
          <table:table-cell office:value="761.0" office:value-type="float" table:style-name="transparent_crypto"/>
          <table:table-cell office:value="0.0" office:value-type="float" table:style-name="transparent_fiat"/>
          <table:table-cell office:value="468.0" office:value-type="float" table:style-name="transparent_fiat"/>
          <table:table-cell office:value="468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1-01-11 00:00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25.0" office:value-type="float" table:style-name="transparent_fiat"/>
          <table:table-cell office:value="97.0" office:value-type="float" table:style-name="transparent_crypto"/>
          <table:table-cell office:value="858.0" office:value-type="float" table:style-name="transparent_crypto"/>
          <table:table-cell office:value="0.0" office:value-type="float" table:style-name="transparent_fiat"/>
          <table:table-cell office:value="2425.0" office:value-type="float" table:style-name="transparent_fiat"/>
          <table:table-cell office:value="2425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1-01-12 00:00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.0" office:value-type="float" table:style-name="transparent_fiat"/>
          <table:table-cell office:value="52.0" office:value-type="float" table:style-name="transparent_crypto"/>
          <table:table-cell office:value="910.0" office:value-type="float" table:style-name="transparent_crypto"/>
          <table:table-cell office:value="0.0" office:value-type="float" table:style-name="transparent_fiat"/>
          <table:table-cell office:value="520.0" office:value-type="float" table:style-name="transparent_fiat"/>
          <table:table-cell office:value="52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1-01-14 00:00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7.0" office:value-type="float" table:style-name="transparent_fiat"/>
          <table:table-cell office:value="53.0" office:value-type="float" table:style-name="transparent_crypto"/>
          <table:table-cell office:value="963.0" office:value-type="float" table:style-name="transparent_crypto"/>
          <table:table-cell office:value="0.0" office:value-type="float" table:style-name="transparent_fiat"/>
          <table:table-cell office:value="371.0" office:value-type="float" table:style-name="transparent_fiat"/>
          <table:table-cell office:value="371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1-01-15 00:00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6.0" office:value-type="float" table:style-name="transparent_fiat"/>
          <table:table-cell office:value="81.0" office:value-type="float" table:style-name="transparent_crypto"/>
          <table:table-cell office:value="1044.0" office:value-type="float" table:style-name="transparent_crypto"/>
          <table:table-cell office:value="0.0" office:value-type="float" table:style-name="transparent_fiat"/>
          <table:table-cell office:value="486.0" office:value-type="float" table:style-name="transparent_fiat"/>
          <table:table-cell office:value="486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1-01-18 00:00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8.0" office:value-type="float" table:style-name="transparent_fiat"/>
          <table:table-cell office:value="3.0" office:value-type="float" table:style-name="transparent_crypto"/>
          <table:table-cell office:value="1047.0" office:value-type="float" table:style-name="transparent_crypto"/>
          <table:table-cell office:value="0.0" office:value-type="float" table:style-name="transparent_fiat"/>
          <table:table-cell office:value="24.0" office:value-type="float" table:style-name="transparent_fiat"/>
          <table:table-cell office:value="24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1-01-19 00:00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30.0" office:value-type="float" table:style-name="transparent_fiat"/>
          <table:table-cell office:value="34.0" office:value-type="float" table:style-name="transparent_crypto"/>
          <table:table-cell office:value="1081.0" office:value-type="float" table:style-name="transparent_crypto"/>
          <table:table-cell office:value="0.0" office:value-type="float" table:style-name="transparent_fiat"/>
          <table:table-cell office:value="1020.0" office:value-type="float" table:style-name="transparent_fiat"/>
          <table:table-cell office:value="102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1-01-20 00:00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40.0" office:value-type="float" table:style-name="transparent_fiat"/>
          <table:table-cell office:value="4.0" office:value-type="float" table:style-name="transparent_crypto"/>
          <table:table-cell office:value="1085.0" office:value-type="float" table:style-name="transparent_crypto"/>
          <table:table-cell office:value="0.0" office:value-type="float" table:style-name="transparent_fiat"/>
          <table:table-cell office:value="160.0" office:value-type="float" table:style-name="transparent_fiat"/>
          <table:table-cell office:value="16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1-01-24 00:00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39.0" office:value-type="float" table:style-name="transparent_fiat"/>
          <table:table-cell office:value="48.0" office:value-type="float" table:style-name="transparent_crypto"/>
          <table:table-cell office:value="1133.0" office:value-type="float" table:style-name="transparent_crypto"/>
          <table:table-cell office:value="0.0" office:value-type="float" table:style-name="transparent_fiat"/>
          <table:table-cell office:value="1872.0" office:value-type="float" table:style-name="transparent_fiat"/>
          <table:table-cell office:value="1872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1-01-26 00:00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41.0" office:value-type="float" table:style-name="transparent_fiat"/>
          <table:table-cell office:value="31.0" office:value-type="float" table:style-name="transparent_crypto"/>
          <table:table-cell office:value="1164.0" office:value-type="float" table:style-name="transparent_crypto"/>
          <table:table-cell office:value="0.0" office:value-type="float" table:style-name="transparent_fiat"/>
          <table:table-cell office:value="1271.0" office:value-type="float" table:style-name="transparent_fiat"/>
          <table:table-cell office:value="1271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1-01-28 00:00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38.0" office:value-type="float" table:style-name="transparent_fiat"/>
          <table:table-cell office:value="32.0" office:value-type="float" table:style-name="transparent_crypto"/>
          <table:table-cell office:value="1196.0" office:value-type="float" table:style-name="transparent_crypto"/>
          <table:table-cell office:value="0.0" office:value-type="float" table:style-name="transparent_fiat"/>
          <table:table-cell office:value="1216.0" office:value-type="float" table:style-name="transparent_fiat"/>
          <table:table-cell office:value="1216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1-01-29 00:00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33.0" office:value-type="float" table:style-name="transparent_fiat"/>
          <table:table-cell office:value="34.0" office:value-type="float" table:style-name="transparent_crypto"/>
          <table:table-cell office:value="1230.0" office:value-type="float" table:style-name="transparent_crypto"/>
          <table:table-cell office:value="0.0" office:value-type="float" table:style-name="transparent_fiat"/>
          <table:table-cell office:value="1122.0" office:value-type="float" table:style-name="transparent_fiat"/>
          <table:table-cell office:value="1122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1-01-31 00:00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36.0" office:value-type="float" table:style-name="transparent_fiat"/>
          <table:table-cell office:value="3.0" office:value-type="float" table:style-name="transparent_crypto"/>
          <table:table-cell office:value="1233.0" office:value-type="float" table:style-name="transparent_crypto"/>
          <table:table-cell office:value="0.0" office:value-type="float" table:style-name="transparent_fiat"/>
          <table:table-cell office:value="108.0" office:value-type="float" table:style-name="transparent_fiat"/>
          <table:table-cell office:value="108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1-01-03 00:0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.0" office:value-type="float" table:style-name="taxable_event_fiat"/>
          <table:table-cell office:value="246.7210203" office:value-type="float" table:style-name="taxable_event_crypto"/>
          <table:table-cell office:value="0.0" office:value-type="float" table:style-name="taxable_event_crypto"/>
          <table:table-cell office:value="246.7210203" office:value-type="float" table:style-name="taxable_event_crypto"/>
          <table:table-cell office:value="0.0" office:value-type="float" table:style-name="taxable_event_crypto"/>
          <table:table-cell office:value="2713.9312233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1-01-09 00:0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9.0" office:value-type="float" table:style-name="taxable_event_fiat"/>
          <table:table-cell office:value="3.44934058" office:value-type="float" table:style-name="taxable_event_crypto"/>
          <table:table-cell office:value="0.0" office:value-type="float" table:style-name="taxable_event_crypto"/>
          <table:table-cell office:value="250.17036088" office:value-type="float" table:style-name="taxable_event_crypto"/>
          <table:table-cell office:value="0.0" office:value-type="float" table:style-name="taxable_event_crypto"/>
          <table:table-cell office:value="100.0308768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1-01-13 00:0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9.0" office:value-type="float" table:style-name="taxable_event_fiat"/>
          <table:table-cell office:value="13.18924158" office:value-type="float" table:style-name="taxable_event_crypto"/>
          <table:table-cell office:value="0.0" office:value-type="float" table:style-name="taxable_event_crypto"/>
          <table:table-cell office:value="263.35960246" office:value-type="float" table:style-name="taxable_event_crypto"/>
          <table:table-cell office:value="0.0" office:value-type="float" table:style-name="taxable_event_crypto"/>
          <table:table-cell office:value="118.7031742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1-01-16 00:0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4.0" office:value-type="float" table:style-name="taxable_event_fiat"/>
          <table:table-cell office:value="27.32555644" office:value-type="float" table:style-name="taxable_event_crypto"/>
          <table:table-cell office:value="0.0" office:value-type="float" table:style-name="taxable_event_crypto"/>
          <table:table-cell office:value="290.6851589" office:value-type="float" table:style-name="taxable_event_crypto"/>
          <table:table-cell office:value="0.0" office:value-type="float" table:style-name="taxable_event_crypto"/>
          <table:table-cell office:value="109.30222576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1-01-17 00:0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5.0" office:value-type="float" table:style-name="taxable_event_fiat"/>
          <table:table-cell office:value="13.66776282" office:value-type="float" table:style-name="taxable_event_crypto"/>
          <table:table-cell office:value="0.0" office:value-type="float" table:style-name="taxable_event_crypto"/>
          <table:table-cell office:value="304.35292172" office:value-type="float" table:style-name="taxable_event_crypto"/>
          <table:table-cell office:value="0.0" office:value-type="float" table:style-name="taxable_event_crypto"/>
          <table:table-cell office:value="68.3388141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1-01-21 00:0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34.0" office:value-type="float" table:style-name="taxable_event_fiat"/>
          <table:table-cell office:value="16.88820448" office:value-type="float" table:style-name="taxable_event_crypto"/>
          <table:table-cell office:value="0.0" office:value-type="float" table:style-name="taxable_event_crypto"/>
          <table:table-cell office:value="321.2411262" office:value-type="float" table:style-name="taxable_event_crypto"/>
          <table:table-cell office:value="0.0" office:value-type="float" table:style-name="taxable_event_crypto"/>
          <table:table-cell office:value="574.1989523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1-01-22 00:0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35.0" office:value-type="float" table:style-name="taxable_event_fiat"/>
          <table:table-cell office:value="16.88999542" office:value-type="float" table:style-name="taxable_event_crypto"/>
          <table:table-cell office:value="0.0" office:value-type="float" table:style-name="taxable_event_crypto"/>
          <table:table-cell office:value="338.13112162" office:value-type="float" table:style-name="taxable_event_crypto"/>
          <table:table-cell office:value="0.0" office:value-type="float" table:style-name="taxable_event_crypto"/>
          <table:table-cell office:value="591.1498397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1-01-23 00:0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37.0" office:value-type="float" table:style-name="taxable_event_fiat"/>
          <table:table-cell office:value="16.42478947" office:value-type="float" table:style-name="taxable_event_crypto"/>
          <table:table-cell office:value="0.0" office:value-type="float" table:style-name="taxable_event_crypto"/>
          <table:table-cell office:value="354.55591109" office:value-type="float" table:style-name="taxable_event_crypto"/>
          <table:table-cell office:value="0.0" office:value-type="float" table:style-name="taxable_event_crypto"/>
          <table:table-cell office:value="607.71721039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1-01-25 00:0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43.0" office:value-type="float" table:style-name="taxable_event_fiat"/>
          <table:table-cell office:value="15.37571299" office:value-type="float" table:style-name="taxable_event_crypto"/>
          <table:table-cell office:value="0.0" office:value-type="float" table:style-name="taxable_event_crypto"/>
          <table:table-cell office:value="369.93162408" office:value-type="float" table:style-name="taxable_event_crypto"/>
          <table:table-cell office:value="0.0" office:value-type="float" table:style-name="taxable_event_crypto"/>
          <table:table-cell office:value="661.15565857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1-01-27 00:0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42.0" office:value-type="float" table:style-name="taxable_event_fiat"/>
          <table:table-cell office:value="3.13513969" office:value-type="float" table:style-name="taxable_event_crypto"/>
          <table:table-cell office:value="0.0" office:value-type="float" table:style-name="taxable_event_crypto"/>
          <table:table-cell office:value="373.06676377" office:value-type="float" table:style-name="taxable_event_crypto"/>
          <table:table-cell office:value="0.0" office:value-type="float" table:style-name="taxable_event_crypto"/>
          <table:table-cell office:value="131.6758669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1-01-30 00:0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32.0" office:value-type="float" table:style-name="taxable_event_fiat"/>
          <table:table-cell office:value="17.18297715" office:value-type="float" table:style-name="taxable_event_crypto"/>
          <table:table-cell office:value="0.0" office:value-type="float" table:style-name="taxable_event_crypto"/>
          <table:table-cell office:value="390.24974092" office:value-type="float" table:style-name="taxable_event_crypto"/>
          <table:table-cell office:value="0.0" office:value-type="float" table:style-name="taxable_event_crypto"/>
          <table:table-cell office:value="549.8552688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2</text:p>
          </table:table-cell>
          <table:table-cell office:value="2074.06221992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390.24974092" office:value-type="float" table:style-name="transparent_crypto"/>
          <table:table-cell office:value="6226.05911096" office:value-type="float" table:style-name="taxable_event_fiat"/>
          <table:table-cell office:value="4151.99689104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1233.0" office:value-type="float" table:style-name="transparent_crypto"/>
          <table:table-cell office:value="390.24974092" office:value-type="float" table:style-name="transparent_crypto"/>
          <table:table-cell office:value="0.0" office:value-type="float" table:style-name="transparent_crypto"/>
          <table:table-cell office:value="842.75025908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842.75025908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6.07785888077859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59.0" office:value-type="float" table:style-name="transparent_crypto"/>
          <table:table-cell office:value-type="string" table:style-name="transparent_default">
            <text:p>B2</text:p>
          </table:table-cell>
          <table:table-cell office:value="59.0" office:value-type="float" table:style-name="transparent_crypto"/>
          <table:table-cell office:value="472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29:z29&quot;; &quot;2021-01-03 00:00:00+00:00&quot;)" table:style-name="taxable_event_default"/>
          <table:table-cell table:formula="=HYPERLINK(&quot;#B2 In-Out.a29:z29&quot;; &quot;OUT / SELL&quot;)" table:style-name="taxable_event_default"/>
          <table:table-cell table:formula="=HYPERLINK(&quot;#B2 In-Out.a29:z29&quot;; 0.2391364948485502027570854691379)" table:style-name="taxable_event_percent"/>
          <table:table-cell table:formula="=HYPERLINK(&quot;#B2 In-Out.a29:z29&quot;; 649.00000000000000)" table:style-name="highlighted_fiat"/>
          <table:table-cell table:formula="=HYPERLINK(&quot;#B2 In-Out.a29:z29&quot;; 11.00000000000)" table:style-name="taxable_event_fiat"/>
          <table:table-cell table:formula="=HYPERLINK(&quot;#B2 In-Out.a29:z29&quot;; &quot;&quot;)" table:style-name="taxable_event_fiat"/>
          <table:table-cell table:formula="=HYPERLINK(&quot;#B2 In-Out.a29:z29&quot;; &quot;1/2: 59.00000000 of 246.72102030 B2&quot;)" table:style-name="taxable_event_note_default"/>
          <table:table-cell table:formula="=HYPERLINK(&quot;#B2 In-Out.a4:z4&quot;; &quot;2021-01-01 00:00:00+00:00&quot;)" table:style-name="acquired_lot_default"/>
          <table:table-cell table:formula="=HYPERLINK(&quot;#B2 In-Out.a4:z4&quot;; 1)" table:style-name="acquired_lot_percent"/>
          <table:table-cell table:formula="=HYPERLINK(&quot;#B2 In-Out.a4:z4&quot;; 177.000000000000000)" table:style-name="acquired_lot_fiat"/>
          <table:table-cell table:formula="=HYPERLINK(&quot;#B2 In-Out.a4:z4&quot;; 0)" table:style-name="acquired_lot_fiat"/>
          <table:table-cell table:formula="=HYPERLINK(&quot;#B2 In-Out.a4:z4&quot;; 177.000000000000000)" table:style-name="highlighted_fiat"/>
          <table:table-cell table:formula="=HYPERLINK(&quot;#B2 In-Out.a4:z4&quot;; 3.00000000000)" table:style-name="acquired_lot_fiat"/>
          <table:table-cell table:formula="=HYPERLINK(&quot;#B2 In-Out.a4:z4&quot;; &quot;&quot;)" table:style-name="acquired_lot_fiat"/>
          <table:table-cell table:formula="=HYPERLINK(&quot;#B2 In-Out.a4:z4&quot;; &quot;1/1: 59.00000000 of 59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87.7210203" office:value-type="float" table:style-name="transparent_crypto"/>
          <table:table-cell office:value-type="string" table:style-name="transparent_default">
            <text:p>B2</text:p>
          </table:table-cell>
          <table:table-cell office:value="246.7210203" office:value-type="float" table:style-name="transparent_crypto"/>
          <table:table-cell office:value="-187.7210203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29:z29&quot;; &quot;2021-01-03 00:00:00+00:00&quot;)" table:style-name="taxable_event_default"/>
          <table:table-cell table:formula="=HYPERLINK(&quot;#B2 In-Out.a29:z29&quot;; &quot;OUT / SELL&quot;)" table:style-name="taxable_event_default"/>
          <table:table-cell table:formula="=HYPERLINK(&quot;#B2 In-Out.a29:z29&quot;; 0.7608635051514497972429145308621)" table:style-name="taxable_event_percent"/>
          <table:table-cell table:formula="=HYPERLINK(&quot;#B2 In-Out.a29:z29&quot;; 2064.93122330000000)" table:style-name="highlighted_fiat"/>
          <table:table-cell table:formula="=HYPERLINK(&quot;#B2 In-Out.a29:z29&quot;; 11.00000000000)" table:style-name="taxable_event_fiat"/>
          <table:table-cell table:formula="=HYPERLINK(&quot;#B2 In-Out.a29:z29&quot;; &quot;&quot;)" table:style-name="taxable_event_fiat"/>
          <table:table-cell table:formula="=HYPERLINK(&quot;#B2 In-Out.a29:z29&quot;; &quot;2/2: 187.72102030 of 246.72102030 B2&quot;)" table:style-name="taxable_event_note_default"/>
          <table:table-cell table:formula="=HYPERLINK(&quot;#B2 In-Out.a5:z5&quot;; &quot;2021-01-02 00:00:00+00:00&quot;)" table:style-name="acquired_lot_alt_default"/>
          <table:table-cell table:formula="=HYPERLINK(&quot;#B2 In-Out.a5:z5&quot;; 0.3862572434156378600823045267490)" table:style-name="acquired_lot_alt_percent"/>
          <table:table-cell table:formula="=HYPERLINK(&quot;#B2 In-Out.a5:z5&quot;; 2252.6522436000000)" table:style-name="acquired_lot_alt_fiat"/>
          <table:table-cell table:formula="=HYPERLINK(&quot;#B2 In-Out.a5:z5&quot;; 0E-31)" table:style-name="acquired_lot_alt_fiat"/>
          <table:table-cell table:formula="=HYPERLINK(&quot;#B2 In-Out.a5:z5&quot;; 2252.6522436000000)" table:style-name="highlighted_fiat"/>
          <table:table-cell table:formula="=HYPERLINK(&quot;#B2 In-Out.a5:z5&quot;; 12.00000000000)" table:style-name="acquired_lot_alt_fiat"/>
          <table:table-cell table:formula="=HYPERLINK(&quot;#B2 In-Out.a5:z5&quot;; &quot;&quot;)" table:style-name="acquired_lot_alt_fiat"/>
          <table:table-cell table:formula="=HYPERLINK(&quot;#B2 In-Out.a5:z5&quot;; &quot;1/11: 187.72102030 of 486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44934058" office:value-type="float" table:style-name="transparent_crypto"/>
          <table:table-cell office:value-type="string" table:style-name="transparent_default">
            <text:p>B2</text:p>
          </table:table-cell>
          <table:table-cell office:value="250.17036088" office:value-type="float" table:style-name="transparent_crypto"/>
          <table:table-cell office:value="58.6387898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30:z30&quot;; &quot;2021-01-09 00:00:00+00:00&quot;)" table:style-name="taxable_event_alt_default"/>
          <table:table-cell table:formula="=HYPERLINK(&quot;#B2 In-Out.a30:z30&quot;; &quot;OUT / SELL&quot;)" table:style-name="taxable_event_alt_default"/>
          <table:table-cell table:formula="=HYPERLINK(&quot;#B2 In-Out.a30:z30&quot;; 1)" table:style-name="taxable_event_alt_percent"/>
          <table:table-cell table:formula="=HYPERLINK(&quot;#B2 In-Out.a30:z30&quot;; 100.03087682000000000)" table:style-name="highlighted_fiat"/>
          <table:table-cell table:formula="=HYPERLINK(&quot;#B2 In-Out.a30:z30&quot;; 29.00000000000)" table:style-name="taxable_event_alt_fiat"/>
          <table:table-cell table:formula="=HYPERLINK(&quot;#B2 In-Out.a30:z30&quot;; &quot;&quot;)" table:style-name="taxable_event_alt_fiat"/>
          <table:table-cell table:formula="=HYPERLINK(&quot;#B2 In-Out.a30:z30&quot;; &quot;1/1: 3.44934058 of 3.44934058 B2&quot;)" table:style-name="taxable_event_note_default"/>
          <table:table-cell table:formula="=HYPERLINK(&quot;#B2 In-Out.a5:z5&quot;; &quot;2021-01-02 00:00:00+00:00&quot;)" table:style-name="acquired_lot_alt_default"/>
          <table:table-cell table:formula="=HYPERLINK(&quot;#B2 In-Out.a5:z5&quot;; 0.007097408600823045267489711934156)" table:style-name="acquired_lot_alt_percent"/>
          <table:table-cell table:formula="=HYPERLINK(&quot;#B2 In-Out.a5:z5&quot;; 41.392086960000000)" table:style-name="acquired_lot_alt_fiat"/>
          <table:table-cell table:formula="=HYPERLINK(&quot;#B2 In-Out.a5:z5&quot;; 0E-33)" table:style-name="acquired_lot_alt_fiat"/>
          <table:table-cell table:formula="=HYPERLINK(&quot;#B2 In-Out.a5:z5&quot;; 41.392086960000000)" table:style-name="highlighted_fiat"/>
          <table:table-cell table:formula="=HYPERLINK(&quot;#B2 In-Out.a5:z5&quot;; 12.00000000000)" table:style-name="acquired_lot_alt_fiat"/>
          <table:table-cell table:formula="=HYPERLINK(&quot;#B2 In-Out.a5:z5&quot;; &quot;&quot;)" table:style-name="acquired_lot_alt_fiat"/>
          <table:table-cell table:formula="=HYPERLINK(&quot;#B2 In-Out.a5:z5&quot;; &quot;2/11: 3.44934058 of 486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.18924158" office:value-type="float" table:style-name="transparent_crypto"/>
          <table:table-cell office:value-type="string" table:style-name="transparent_default">
            <text:p>B2</text:p>
          </table:table-cell>
          <table:table-cell office:value="263.35960246" office:value-type="float" table:style-name="transparent_crypto"/>
          <table:table-cell office:value="-39.5677247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31:z31&quot;; &quot;2021-01-13 00:00:00+00:00&quot;)" table:style-name="taxable_event_default"/>
          <table:table-cell table:formula="=HYPERLINK(&quot;#B2 In-Out.a31:z31&quot;; &quot;OUT / SELL&quot;)" table:style-name="taxable_event_default"/>
          <table:table-cell table:formula="=HYPERLINK(&quot;#B2 In-Out.a31:z31&quot;; 1)" table:style-name="taxable_event_percent"/>
          <table:table-cell table:formula="=HYPERLINK(&quot;#B2 In-Out.a31:z31&quot;; 118.7031742200000000)" table:style-name="highlighted_fiat"/>
          <table:table-cell table:formula="=HYPERLINK(&quot;#B2 In-Out.a31:z31&quot;; 9.00000000000)" table:style-name="taxable_event_fiat"/>
          <table:table-cell table:formula="=HYPERLINK(&quot;#B2 In-Out.a31:z31&quot;; &quot;&quot;)" table:style-name="taxable_event_fiat"/>
          <table:table-cell table:formula="=HYPERLINK(&quot;#B2 In-Out.a31:z31&quot;; &quot;1/1: 13.18924158 of 13.18924158 B2&quot;)" table:style-name="taxable_event_note_default"/>
          <table:table-cell table:formula="=HYPERLINK(&quot;#B2 In-Out.a5:z5&quot;; &quot;2021-01-02 00:00:00+00:00&quot;)" table:style-name="acquired_lot_alt_default"/>
          <table:table-cell table:formula="=HYPERLINK(&quot;#B2 In-Out.a5:z5&quot;; 0.02713835716049382716049382716049)" table:style-name="acquired_lot_alt_percent"/>
          <table:table-cell table:formula="=HYPERLINK(&quot;#B2 In-Out.a5:z5&quot;; 158.270898960000000)" table:style-name="acquired_lot_alt_fiat"/>
          <table:table-cell table:formula="=HYPERLINK(&quot;#B2 In-Out.a5:z5&quot;; 0E-32)" table:style-name="acquired_lot_alt_fiat"/>
          <table:table-cell table:formula="=HYPERLINK(&quot;#B2 In-Out.a5:z5&quot;; 158.270898960000000)" table:style-name="highlighted_fiat"/>
          <table:table-cell table:formula="=HYPERLINK(&quot;#B2 In-Out.a5:z5&quot;; 12.00000000000)" table:style-name="acquired_lot_alt_fiat"/>
          <table:table-cell table:formula="=HYPERLINK(&quot;#B2 In-Out.a5:z5&quot;; &quot;&quot;)" table:style-name="acquired_lot_alt_fiat"/>
          <table:table-cell table:formula="=HYPERLINK(&quot;#B2 In-Out.a5:z5&quot;; &quot;3/11: 13.18924158 of 486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7.32555644" office:value-type="float" table:style-name="transparent_crypto"/>
          <table:table-cell office:value-type="string" table:style-name="transparent_default">
            <text:p>B2</text:p>
          </table:table-cell>
          <table:table-cell office:value="290.6851589" office:value-type="float" table:style-name="transparent_crypto"/>
          <table:table-cell office:value="-218.60445152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32:z32&quot;; &quot;2021-01-16 00:00:00+00:00&quot;)" table:style-name="taxable_event_alt_default"/>
          <table:table-cell table:formula="=HYPERLINK(&quot;#B2 In-Out.a32:z32&quot;; &quot;OUT / SELL&quot;)" table:style-name="taxable_event_alt_default"/>
          <table:table-cell table:formula="=HYPERLINK(&quot;#B2 In-Out.a32:z32&quot;; 1)" table:style-name="taxable_event_alt_percent"/>
          <table:table-cell table:formula="=HYPERLINK(&quot;#B2 In-Out.a32:z32&quot;; 109.3022257600000000)" table:style-name="highlighted_fiat"/>
          <table:table-cell table:formula="=HYPERLINK(&quot;#B2 In-Out.a32:z32&quot;; 4.00000000000)" table:style-name="taxable_event_alt_fiat"/>
          <table:table-cell table:formula="=HYPERLINK(&quot;#B2 In-Out.a32:z32&quot;; &quot;&quot;)" table:style-name="taxable_event_alt_fiat"/>
          <table:table-cell table:formula="=HYPERLINK(&quot;#B2 In-Out.a32:z32&quot;; &quot;1/1: 27.32555644 of 27.32555644 B2&quot;)" table:style-name="taxable_event_note_default"/>
          <table:table-cell table:formula="=HYPERLINK(&quot;#B2 In-Out.a5:z5&quot;; &quot;2021-01-02 00:00:00+00:00&quot;)" table:style-name="acquired_lot_alt_default"/>
          <table:table-cell table:formula="=HYPERLINK(&quot;#B2 In-Out.a5:z5&quot;; 0.05622542477366255144032921810700)" table:style-name="acquired_lot_alt_percent"/>
          <table:table-cell table:formula="=HYPERLINK(&quot;#B2 In-Out.a5:z5&quot;; 327.90667728000000)" table:style-name="acquired_lot_alt_fiat"/>
          <table:table-cell table:formula="=HYPERLINK(&quot;#B2 In-Out.a5:z5&quot;; 0E-32)" table:style-name="acquired_lot_alt_fiat"/>
          <table:table-cell table:formula="=HYPERLINK(&quot;#B2 In-Out.a5:z5&quot;; 327.90667728000000)" table:style-name="highlighted_fiat"/>
          <table:table-cell table:formula="=HYPERLINK(&quot;#B2 In-Out.a5:z5&quot;; 12.00000000000)" table:style-name="acquired_lot_alt_fiat"/>
          <table:table-cell table:formula="=HYPERLINK(&quot;#B2 In-Out.a5:z5&quot;; &quot;&quot;)" table:style-name="acquired_lot_alt_fiat"/>
          <table:table-cell table:formula="=HYPERLINK(&quot;#B2 In-Out.a5:z5&quot;; &quot;4/11: 27.32555644 of 486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.66776282" office:value-type="float" table:style-name="transparent_crypto"/>
          <table:table-cell office:value-type="string" table:style-name="transparent_default">
            <text:p>B2</text:p>
          </table:table-cell>
          <table:table-cell office:value="304.35292172" office:value-type="float" table:style-name="transparent_crypto"/>
          <table:table-cell office:value="-95.6743397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33:z33&quot;; &quot;2021-01-17 00:00:00+00:00&quot;)" table:style-name="taxable_event_default"/>
          <table:table-cell table:formula="=HYPERLINK(&quot;#B2 In-Out.a33:z33&quot;; &quot;OUT / SELL&quot;)" table:style-name="taxable_event_default"/>
          <table:table-cell table:formula="=HYPERLINK(&quot;#B2 In-Out.a33:z33&quot;; 1)" table:style-name="taxable_event_percent"/>
          <table:table-cell table:formula="=HYPERLINK(&quot;#B2 In-Out.a33:z33&quot;; 68.33881410000000000)" table:style-name="highlighted_fiat"/>
          <table:table-cell table:formula="=HYPERLINK(&quot;#B2 In-Out.a33:z33&quot;; 5.00000000000)" table:style-name="taxable_event_fiat"/>
          <table:table-cell table:formula="=HYPERLINK(&quot;#B2 In-Out.a33:z33&quot;; &quot;&quot;)" table:style-name="taxable_event_fiat"/>
          <table:table-cell table:formula="=HYPERLINK(&quot;#B2 In-Out.a33:z33&quot;; &quot;1/1: 13.66776282 of 13.66776282 B2&quot;)" table:style-name="taxable_event_note_default"/>
          <table:table-cell table:formula="=HYPERLINK(&quot;#B2 In-Out.a5:z5&quot;; &quot;2021-01-02 00:00:00+00:00&quot;)" table:style-name="acquired_lot_alt_default"/>
          <table:table-cell table:formula="=HYPERLINK(&quot;#B2 In-Out.a5:z5&quot;; 0.02812296876543209876543209876543)" table:style-name="acquired_lot_alt_percent"/>
          <table:table-cell table:formula="=HYPERLINK(&quot;#B2 In-Out.a5:z5&quot;; 164.013153840000000)" table:style-name="acquired_lot_alt_fiat"/>
          <table:table-cell table:formula="=HYPERLINK(&quot;#B2 In-Out.a5:z5&quot;; 0E-32)" table:style-name="acquired_lot_alt_fiat"/>
          <table:table-cell table:formula="=HYPERLINK(&quot;#B2 In-Out.a5:z5&quot;; 164.013153840000000)" table:style-name="highlighted_fiat"/>
          <table:table-cell table:formula="=HYPERLINK(&quot;#B2 In-Out.a5:z5&quot;; 12.00000000000)" table:style-name="acquired_lot_alt_fiat"/>
          <table:table-cell table:formula="=HYPERLINK(&quot;#B2 In-Out.a5:z5&quot;; &quot;&quot;)" table:style-name="acquired_lot_alt_fiat"/>
          <table:table-cell table:formula="=HYPERLINK(&quot;#B2 In-Out.a5:z5&quot;; &quot;5/11: 13.66776282 of 486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6.88820448" office:value-type="float" table:style-name="transparent_crypto"/>
          <table:table-cell office:value-type="string" table:style-name="transparent_default">
            <text:p>B2</text:p>
          </table:table-cell>
          <table:table-cell office:value="321.2411262" office:value-type="float" table:style-name="transparent_crypto"/>
          <table:table-cell office:value="371.5404985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34:z34&quot;; &quot;2021-01-21 00:00:00+00:00&quot;)" table:style-name="taxable_event_alt_default"/>
          <table:table-cell table:formula="=HYPERLINK(&quot;#B2 In-Out.a34:z34&quot;; &quot;OUT / SELL&quot;)" table:style-name="taxable_event_alt_default"/>
          <table:table-cell table:formula="=HYPERLINK(&quot;#B2 In-Out.a34:z34&quot;; 1)" table:style-name="taxable_event_alt_percent"/>
          <table:table-cell table:formula="=HYPERLINK(&quot;#B2 In-Out.a34:z34&quot;; 574.1989523200000000)" table:style-name="highlighted_fiat"/>
          <table:table-cell table:formula="=HYPERLINK(&quot;#B2 In-Out.a34:z34&quot;; 34.00000000000)" table:style-name="taxable_event_alt_fiat"/>
          <table:table-cell table:formula="=HYPERLINK(&quot;#B2 In-Out.a34:z34&quot;; &quot;&quot;)" table:style-name="taxable_event_alt_fiat"/>
          <table:table-cell table:formula="=HYPERLINK(&quot;#B2 In-Out.a34:z34&quot;; &quot;1/1: 16.88820448 of 16.88820448 B2&quot;)" table:style-name="taxable_event_note_default"/>
          <table:table-cell table:formula="=HYPERLINK(&quot;#B2 In-Out.a5:z5&quot;; &quot;2021-01-02 00:00:00+00:00&quot;)" table:style-name="acquired_lot_alt_default"/>
          <table:table-cell table:formula="=HYPERLINK(&quot;#B2 In-Out.a5:z5&quot;; 0.03474939193415637860082304526749)" table:style-name="acquired_lot_alt_percent"/>
          <table:table-cell table:formula="=HYPERLINK(&quot;#B2 In-Out.a5:z5&quot;; 202.658453760000000)" table:style-name="acquired_lot_alt_fiat"/>
          <table:table-cell table:formula="=HYPERLINK(&quot;#B2 In-Out.a5:z5&quot;; 0E-32)" table:style-name="acquired_lot_alt_fiat"/>
          <table:table-cell table:formula="=HYPERLINK(&quot;#B2 In-Out.a5:z5&quot;; 202.658453760000000)" table:style-name="highlighted_fiat"/>
          <table:table-cell table:formula="=HYPERLINK(&quot;#B2 In-Out.a5:z5&quot;; 12.00000000000)" table:style-name="acquired_lot_alt_fiat"/>
          <table:table-cell table:formula="=HYPERLINK(&quot;#B2 In-Out.a5:z5&quot;; &quot;&quot;)" table:style-name="acquired_lot_alt_fiat"/>
          <table:table-cell table:formula="=HYPERLINK(&quot;#B2 In-Out.a5:z5&quot;; &quot;6/11: 16.88820448 of 486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6.88999542" office:value-type="float" table:style-name="transparent_crypto"/>
          <table:table-cell office:value-type="string" table:style-name="transparent_default">
            <text:p>B2</text:p>
          </table:table-cell>
          <table:table-cell office:value="338.13112162" office:value-type="float" table:style-name="transparent_crypto"/>
          <table:table-cell office:value="388.46989466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35:z35&quot;; &quot;2021-01-22 00:00:00+00:00&quot;)" table:style-name="taxable_event_default"/>
          <table:table-cell table:formula="=HYPERLINK(&quot;#B2 In-Out.a35:z35&quot;; &quot;OUT / SELL&quot;)" table:style-name="taxable_event_default"/>
          <table:table-cell table:formula="=HYPERLINK(&quot;#B2 In-Out.a35:z35&quot;; 1)" table:style-name="taxable_event_percent"/>
          <table:table-cell table:formula="=HYPERLINK(&quot;#B2 In-Out.a35:z35&quot;; 591.1498397000000000)" table:style-name="highlighted_fiat"/>
          <table:table-cell table:formula="=HYPERLINK(&quot;#B2 In-Out.a35:z35&quot;; 35.00000000000)" table:style-name="taxable_event_fiat"/>
          <table:table-cell table:formula="=HYPERLINK(&quot;#B2 In-Out.a35:z35&quot;; &quot;&quot;)" table:style-name="taxable_event_fiat"/>
          <table:table-cell table:formula="=HYPERLINK(&quot;#B2 In-Out.a35:z35&quot;; &quot;1/1: 16.88999542 of 16.88999542 B2&quot;)" table:style-name="taxable_event_note_default"/>
          <table:table-cell table:formula="=HYPERLINK(&quot;#B2 In-Out.a5:z5&quot;; &quot;2021-01-02 00:00:00+00:00&quot;)" table:style-name="acquired_lot_alt_default"/>
          <table:table-cell table:formula="=HYPERLINK(&quot;#B2 In-Out.a5:z5&quot;; 0.03475307699588477366255144032922)" table:style-name="acquired_lot_alt_percent"/>
          <table:table-cell table:formula="=HYPERLINK(&quot;#B2 In-Out.a5:z5&quot;; 202.679945040000000)" table:style-name="acquired_lot_alt_fiat"/>
          <table:table-cell table:formula="=HYPERLINK(&quot;#B2 In-Out.a5:z5&quot;; 0E-32)" table:style-name="acquired_lot_alt_fiat"/>
          <table:table-cell table:formula="=HYPERLINK(&quot;#B2 In-Out.a5:z5&quot;; 202.679945040000000)" table:style-name="highlighted_fiat"/>
          <table:table-cell table:formula="=HYPERLINK(&quot;#B2 In-Out.a5:z5&quot;; 12.00000000000)" table:style-name="acquired_lot_alt_fiat"/>
          <table:table-cell table:formula="=HYPERLINK(&quot;#B2 In-Out.a5:z5&quot;; &quot;&quot;)" table:style-name="acquired_lot_alt_fiat"/>
          <table:table-cell table:formula="=HYPERLINK(&quot;#B2 In-Out.a5:z5&quot;; &quot;7/11: 16.88999542 of 486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6.42478947" office:value-type="float" table:style-name="transparent_crypto"/>
          <table:table-cell office:value-type="string" table:style-name="transparent_default">
            <text:p>B2</text:p>
          </table:table-cell>
          <table:table-cell office:value="354.55591109" office:value-type="float" table:style-name="transparent_crypto"/>
          <table:table-cell office:value="410.6197367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36:z36&quot;; &quot;2021-01-23 00:00:00+00:00&quot;)" table:style-name="taxable_event_alt_default"/>
          <table:table-cell table:formula="=HYPERLINK(&quot;#B2 In-Out.a36:z36&quot;; &quot;OUT / SELL&quot;)" table:style-name="taxable_event_alt_default"/>
          <table:table-cell table:formula="=HYPERLINK(&quot;#B2 In-Out.a36:z36&quot;; 1)" table:style-name="taxable_event_alt_percent"/>
          <table:table-cell table:formula="=HYPERLINK(&quot;#B2 In-Out.a36:z36&quot;; 607.7172103900000000)" table:style-name="highlighted_fiat"/>
          <table:table-cell table:formula="=HYPERLINK(&quot;#B2 In-Out.a36:z36&quot;; 37.00000000000)" table:style-name="taxable_event_alt_fiat"/>
          <table:table-cell table:formula="=HYPERLINK(&quot;#B2 In-Out.a36:z36&quot;; &quot;&quot;)" table:style-name="taxable_event_alt_fiat"/>
          <table:table-cell table:formula="=HYPERLINK(&quot;#B2 In-Out.a36:z36&quot;; &quot;1/1: 16.42478947 of 16.42478947 B2&quot;)" table:style-name="taxable_event_note_default"/>
          <table:table-cell table:formula="=HYPERLINK(&quot;#B2 In-Out.a5:z5&quot;; &quot;2021-01-02 00:00:00+00:00&quot;)" table:style-name="acquired_lot_alt_default"/>
          <table:table-cell table:formula="=HYPERLINK(&quot;#B2 In-Out.a5:z5&quot;; 0.03379586310699588477366255144033)" table:style-name="acquired_lot_alt_percent"/>
          <table:table-cell table:formula="=HYPERLINK(&quot;#B2 In-Out.a5:z5&quot;; 197.097473640000000)" table:style-name="acquired_lot_alt_fiat"/>
          <table:table-cell table:formula="=HYPERLINK(&quot;#B2 In-Out.a5:z5&quot;; 0E-32)" table:style-name="acquired_lot_alt_fiat"/>
          <table:table-cell table:formula="=HYPERLINK(&quot;#B2 In-Out.a5:z5&quot;; 197.097473640000000)" table:style-name="highlighted_fiat"/>
          <table:table-cell table:formula="=HYPERLINK(&quot;#B2 In-Out.a5:z5&quot;; 12.00000000000)" table:style-name="acquired_lot_alt_fiat"/>
          <table:table-cell table:formula="=HYPERLINK(&quot;#B2 In-Out.a5:z5&quot;; &quot;&quot;)" table:style-name="acquired_lot_alt_fiat"/>
          <table:table-cell table:formula="=HYPERLINK(&quot;#B2 In-Out.a5:z5&quot;; &quot;8/11: 16.42478947 of 486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5.37571299" office:value-type="float" table:style-name="transparent_crypto"/>
          <table:table-cell office:value-type="string" table:style-name="transparent_default">
            <text:p>B2</text:p>
          </table:table-cell>
          <table:table-cell office:value="369.93162408" office:value-type="float" table:style-name="transparent_crypto"/>
          <table:table-cell office:value="476.64710269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37:z37&quot;; &quot;2021-01-25 00:00:00+00:00&quot;)" table:style-name="taxable_event_default"/>
          <table:table-cell table:formula="=HYPERLINK(&quot;#B2 In-Out.a37:z37&quot;; &quot;OUT / SELL&quot;)" table:style-name="taxable_event_default"/>
          <table:table-cell table:formula="=HYPERLINK(&quot;#B2 In-Out.a37:z37&quot;; 1)" table:style-name="taxable_event_percent"/>
          <table:table-cell table:formula="=HYPERLINK(&quot;#B2 In-Out.a37:z37&quot;; 661.155658570000000)" table:style-name="highlighted_fiat"/>
          <table:table-cell table:formula="=HYPERLINK(&quot;#B2 In-Out.a37:z37&quot;; 43.00000000000)" table:style-name="taxable_event_fiat"/>
          <table:table-cell table:formula="=HYPERLINK(&quot;#B2 In-Out.a37:z37&quot;; &quot;&quot;)" table:style-name="taxable_event_fiat"/>
          <table:table-cell table:formula="=HYPERLINK(&quot;#B2 In-Out.a37:z37&quot;; &quot;1/1: 15.37571299 of 15.37571299 B2&quot;)" table:style-name="taxable_event_note_default"/>
          <table:table-cell table:formula="=HYPERLINK(&quot;#B2 In-Out.a5:z5&quot;; &quot;2021-01-02 00:00:00+00:00&quot;)" table:style-name="acquired_lot_alt_default"/>
          <table:table-cell table:formula="=HYPERLINK(&quot;#B2 In-Out.a5:z5&quot;; 0.03163726952674897119341563786008)" table:style-name="acquired_lot_alt_percent"/>
          <table:table-cell table:formula="=HYPERLINK(&quot;#B2 In-Out.a5:z5&quot;; 184.508555880000000)" table:style-name="acquired_lot_alt_fiat"/>
          <table:table-cell table:formula="=HYPERLINK(&quot;#B2 In-Out.a5:z5&quot;; 0E-32)" table:style-name="acquired_lot_alt_fiat"/>
          <table:table-cell table:formula="=HYPERLINK(&quot;#B2 In-Out.a5:z5&quot;; 184.508555880000000)" table:style-name="highlighted_fiat"/>
          <table:table-cell table:formula="=HYPERLINK(&quot;#B2 In-Out.a5:z5&quot;; 12.00000000000)" table:style-name="acquired_lot_alt_fiat"/>
          <table:table-cell table:formula="=HYPERLINK(&quot;#B2 In-Out.a5:z5&quot;; &quot;&quot;)" table:style-name="acquired_lot_alt_fiat"/>
          <table:table-cell table:formula="=HYPERLINK(&quot;#B2 In-Out.a5:z5&quot;; &quot;9/11: 15.37571299 of 486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13513969" office:value-type="float" table:style-name="transparent_crypto"/>
          <table:table-cell office:value-type="string" table:style-name="transparent_default">
            <text:p>B2</text:p>
          </table:table-cell>
          <table:table-cell office:value="373.06676377" office:value-type="float" table:style-name="transparent_crypto"/>
          <table:table-cell office:value="94.0541907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38:z38&quot;; &quot;2021-01-27 00:00:00+00:00&quot;)" table:style-name="taxable_event_alt_default"/>
          <table:table-cell table:formula="=HYPERLINK(&quot;#B2 In-Out.a38:z38&quot;; &quot;OUT / SELL&quot;)" table:style-name="taxable_event_alt_default"/>
          <table:table-cell table:formula="=HYPERLINK(&quot;#B2 In-Out.a38:z38&quot;; 1)" table:style-name="taxable_event_alt_percent"/>
          <table:table-cell table:formula="=HYPERLINK(&quot;#B2 In-Out.a38:z38&quot;; 131.67586698000000000)" table:style-name="highlighted_fiat"/>
          <table:table-cell table:formula="=HYPERLINK(&quot;#B2 In-Out.a38:z38&quot;; 42.00000000000)" table:style-name="taxable_event_alt_fiat"/>
          <table:table-cell table:formula="=HYPERLINK(&quot;#B2 In-Out.a38:z38&quot;; &quot;&quot;)" table:style-name="taxable_event_alt_fiat"/>
          <table:table-cell table:formula="=HYPERLINK(&quot;#B2 In-Out.a38:z38&quot;; &quot;1/1: 3.13513969 of 3.13513969 B2&quot;)" table:style-name="taxable_event_note_default"/>
          <table:table-cell table:formula="=HYPERLINK(&quot;#B2 In-Out.a5:z5&quot;; &quot;2021-01-02 00:00:00+00:00&quot;)" table:style-name="acquired_lot_alt_default"/>
          <table:table-cell table:formula="=HYPERLINK(&quot;#B2 In-Out.a5:z5&quot;; 0.006450904711934156378600823045267)" table:style-name="acquired_lot_alt_percent"/>
          <table:table-cell table:formula="=HYPERLINK(&quot;#B2 In-Out.a5:z5&quot;; 37.621676280000000)" table:style-name="acquired_lot_alt_fiat"/>
          <table:table-cell table:formula="=HYPERLINK(&quot;#B2 In-Out.a5:z5&quot;; 0E-33)" table:style-name="acquired_lot_alt_fiat"/>
          <table:table-cell table:formula="=HYPERLINK(&quot;#B2 In-Out.a5:z5&quot;; 37.621676280000000)" table:style-name="highlighted_fiat"/>
          <table:table-cell table:formula="=HYPERLINK(&quot;#B2 In-Out.a5:z5&quot;; 12.00000000000)" table:style-name="acquired_lot_alt_fiat"/>
          <table:table-cell table:formula="=HYPERLINK(&quot;#B2 In-Out.a5:z5&quot;; &quot;&quot;)" table:style-name="acquired_lot_alt_fiat"/>
          <table:table-cell table:formula="=HYPERLINK(&quot;#B2 In-Out.a5:z5&quot;; &quot;10/11: 3.13513969 of 486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7.18297715" office:value-type="float" table:style-name="transparent_crypto"/>
          <table:table-cell office:value-type="string" table:style-name="transparent_default">
            <text:p>B2</text:p>
          </table:table-cell>
          <table:table-cell office:value="390.24974092" office:value-type="float" table:style-name="transparent_crypto"/>
          <table:table-cell office:value="343.659543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39:z39&quot;; &quot;2021-01-30 00:00:00+00:00&quot;)" table:style-name="taxable_event_default"/>
          <table:table-cell table:formula="=HYPERLINK(&quot;#B2 In-Out.a39:z39&quot;; &quot;OUT / SELL&quot;)" table:style-name="taxable_event_default"/>
          <table:table-cell table:formula="=HYPERLINK(&quot;#B2 In-Out.a39:z39&quot;; 1)" table:style-name="taxable_event_percent"/>
          <table:table-cell table:formula="=HYPERLINK(&quot;#B2 In-Out.a39:z39&quot;; 549.8552688000000000)" table:style-name="highlighted_fiat"/>
          <table:table-cell table:formula="=HYPERLINK(&quot;#B2 In-Out.a39:z39&quot;; 32.00000000000)" table:style-name="taxable_event_fiat"/>
          <table:table-cell table:formula="=HYPERLINK(&quot;#B2 In-Out.a39:z39&quot;; &quot;&quot;)" table:style-name="taxable_event_fiat"/>
          <table:table-cell table:formula="=HYPERLINK(&quot;#B2 In-Out.a39:z39&quot;; &quot;1/1: 17.18297715 of 17.18297715 B2&quot;)" table:style-name="taxable_event_note_default"/>
          <table:table-cell table:formula="=HYPERLINK(&quot;#B2 In-Out.a5:z5&quot;; &quot;2021-01-02 00:00:00+00:00&quot;)" table:style-name="acquired_lot_alt_default"/>
          <table:table-cell table:formula="=HYPERLINK(&quot;#B2 In-Out.a5:z5&quot;; 0.03535592006172839506172839506173)" table:style-name="acquired_lot_alt_percent"/>
          <table:table-cell table:formula="=HYPERLINK(&quot;#B2 In-Out.a5:z5&quot;; 206.19572580000000)" table:style-name="acquired_lot_alt_fiat"/>
          <table:table-cell table:formula="=HYPERLINK(&quot;#B2 In-Out.a5:z5&quot;; 0E-32)" table:style-name="acquired_lot_alt_fiat"/>
          <table:table-cell table:formula="=HYPERLINK(&quot;#B2 In-Out.a5:z5&quot;; 206.19572580000000)" table:style-name="highlighted_fiat"/>
          <table:table-cell table:formula="=HYPERLINK(&quot;#B2 In-Out.a5:z5&quot;; 12.00000000000)" table:style-name="acquired_lot_alt_fiat"/>
          <table:table-cell table:formula="=HYPERLINK(&quot;#B2 In-Out.a5:z5&quot;; &quot;&quot;)" table:style-name="acquired_lot_alt_fiat"/>
          <table:table-cell table:formula="=HYPERLINK(&quot;#B2 In-Out.a5:z5&quot;; &quot;11/11: 17.18297715 of 486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20-06-03 11:23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244.000000001" office:value-type="float" table:style-name="transparent_fiat"/>
          <table:table-cell office:value="10.0" office:value-type="float" table:style-name="transparent_crypto"/>
          <table:table-cell office:value="10.0" office:value-type="float" table:style-name="transparent_crypto"/>
          <table:table-cell office:value="25.0" office:value-type="float" table:style-name="transparent_fiat"/>
          <table:table-cell office:value="2440.0" office:value-type="float" table:style-name="transparent_fiat"/>
          <table:table-cell office:value="2465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10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1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10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46.5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20-06-03 11:23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244.000000001" office:value-type="float" table:style-name="transparent_fiat"/>
          <table:table-cell office:value="10.0" office:value-type="float" table:style-name="transparent_crypto"/>
          <table:table-cell office:value="10.0" office:value-type="float" table:style-name="transparent_crypto"/>
          <table:table-cell office:value="25.0" office:value-type="float" table:style-name="transparent_fiat"/>
          <table:table-cell office:value="2440.0" office:value-type="float" table:style-name="transparent_fiat"/>
          <table:table-cell office:value="2465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10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1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10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46.5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1">00/00/0000</text:date>, <text:time style:data-style-name="N2" text:time-value="15:14:25.58292247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8-23T16:42:40.447739</dc:date>
    <meta:editing-duration>P1DT10H59M41S</meta:editing-duration>
    <meta:editing-cycles>116</meta:editing-cycles>
    <meta:generator>http://pypi.python.org/pypi/ezodf/0.1.0$Python3.10.2 (main, Feb  2 2022, 05:51:25) [Clang 13.0.0 (clang-1300.0.29.3)]</meta:generator>
    <meta:document-statistic meta:table-count="3" meta:cell-count="96" meta:object-count="0"/>
  </office:meta>
</office:document-meta>
</file>